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1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officeooo:paragraph-rsid="002a6345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2a6345"/>
    </style:style>
    <style:style style:name="P3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000000" style:text-line-through-style="none" style:text-line-through-type="none" style:font-name="Courier New1" fo:letter-spacing="normal" fo:font-style="normal" style:text-underline-style="none" fo:font-weight="bold" officeooo:paragraph-rsid="002a6345" style:text-blinking="false" style:font-style-asian="normal" style:font-weight-asian="bold"/>
    </style:style>
    <style:style style:name="P4" style:family="paragraph" style:parent-style-name="HTML_20_Preformatted">
      <style:paragraph-properties fo:margin-top="0cm" fo:margin-bottom="0cm" loext:contextual-spacing="true" fo:line-height="100%"/>
      <style:text-properties fo:font-variant="normal" fo:text-transform="none" fo:color="#000000" style:font-name="Courier New1" fo:font-size="11pt" fo:letter-spacing="normal" fo:font-style="normal" fo:font-weight="bold" officeooo:paragraph-rsid="002a6345" style:font-size-asian="11pt" style:font-style-asian="normal" style:font-weight-asian="bold" style:font-size-complex="11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a6345"/>
    </style:style>
    <style:style style:name="P6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1" fo:font-size="11pt" fo:letter-spacing="normal" fo:font-style="normal" fo:font-weight="bold" officeooo:rsid="002a5eef" officeooo:paragraph-rsid="002a6345" style:font-size-asian="11pt" style:font-size-complex="11pt"/>
    </style:style>
    <style:style style:name="P7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 loext:padding="0cm" loext:border="none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bold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line-height="100%" fo:orphans="2" fo:widows="2"/>
      <style:text-properties fo:color="#000000"/>
    </style:style>
    <style:style style:name="P12" style:family="paragraph" style:parent-style-name="Preformatted_20_Text">
      <style:paragraph-properties fo:margin-top="0cm" fo:margin-bottom="0.499cm" loext:contextual-spacing="fals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2e1e69" officeooo:paragraph-rsid="002e1e69"/>
    </style:style>
    <style:style style:name="P14" style:family="paragraph">
      <style:paragraph-properties style:writing-mode="lr-tb"/>
      <style:text-properties style:font-name="Chilanka" fo:font-size="24pt"/>
    </style:style>
    <style:style style:name="P15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e1e69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ourier New1" fo:font-size="11pt" fo:letter-spacing="normal" fo:font-style="normal" fo:font-weight="bold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4" style:family="text">
      <style:text-properties fo:font-variant="normal" fo:text-transform="none" style:font-name="Courier New1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font-variant="normal" fo:text-transform="none" style:font-name="Courier New1" fo:font-size="11pt" fo:letter-spacing="normal" fo:font-style="normal" fo:font-weight="bold" officeooo:rsid="00322b3f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style:font-name="Courier New1" fo:font-size="11pt" fo:letter-spacing="normal" fo:font-style="normal" fo:font-weight="normal" style:font-size-asian="11pt" style:font-style-asian="normal" style:font-weight-asian="normal" style:font-size-complex="11pt"/>
    </style:style>
    <style:style style:name="T7" style:family="text">
      <style:text-properties fo:font-variant="normal" fo:text-transform="none" style:font-name="Courier New1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8" style:family="text">
      <style:text-properties fo:font-variant="normal" fo:text-transform="none" style:font-name="Roboto Mono" fo:font-size="10.5pt" fo:letter-spacing="normal" fo:font-style="normal" fo:font-weight="bold"/>
    </style:style>
    <style:style style:name="T9" style:family="text">
      <style:text-properties fo:font-variant="normal" fo:text-transform="none" style:font-name="Roboto Mono" fo:font-size="10.5pt" fo:letter-spacing="normal" fo:font-style="normal" fo:font-weight="normal"/>
    </style:style>
    <style:style style:name="T10" style:family="text">
      <style:text-properties fo:font-variant="normal" fo:text-transform="none" style:font-name="Roboto Mono" fo:font-size="10.5pt" fo:letter-spacing="normal" fo:font-style="normal" fo:font-weight="normal" officeooo:rsid="00322b3f"/>
    </style:style>
    <style:style style:name="T11" style:family="text">
      <style:text-properties fo:font-variant="normal" fo:text-transform="none" style:font-name="Roboto Mono" fo:font-size="10.5pt" fo:letter-spacing="normal" fo:font-style="normal" fo:font-weight="normal" officeooo:rsid="0033c70e"/>
    </style:style>
    <style:style style:name="T12" style:family="text">
      <style:text-properties fo:font-variant="normal" fo:text-transform="none" style:font-name="Roboto Mono" fo:font-size="10.5pt" fo:letter-spacing="normal" fo:language="pt" fo:country="BR" fo:font-style="normal" fo:font-weight="normal" officeooo:rsid="0033c70e" style:letter-kerning="false" style:font-name-asian="Liberation Mono1" style:font-size-asian="10pt" style:language-asian="en" style:country-asian="US" style:font-name-complex="Liberation Mono1" style:font-size-complex="10pt" style:language-complex="ar" style:country-complex="SA"/>
    </style:style>
    <style:style style:name="T13" style:family="text">
      <style:text-properties fo:font-weight="bold"/>
    </style:style>
    <style:style style:name="T14" style:family="text">
      <style:text-properties fo:color="#000000" style:font-name="Courier New1" fo:font-size="14pt" fo:font-style="italic" style:text-underline-style="solid" style:text-underline-width="auto" style:text-underline-color="font-color" fo:font-weight="bold" style:font-name-asian="Times New Roman" style:font-size-asian="14pt" style:language-asian="pt" style:country-asian="BR" style:font-style-asian="italic" style:font-weight-asian="bold" style:font-name-complex="Courier New2"/>
    </style:style>
    <style:style style:name="T15" style:family="text">
      <style:text-properties fo:color="#000000" style:font-name="Courier New1" fo:font-size="14pt" fo:font-style="italic" style:text-underline-style="solid" style:text-underline-width="auto" style:text-underline-color="font-color" fo:font-weight="bold" officeooo:rsid="0020e1eb" style:font-name-asian="Times New Roman" style:font-size-asian="14pt" style:language-asian="pt" style:country-asian="BR" style:font-style-asian="italic" style:font-weight-asian="bold" style:font-name-complex="Courier New2"/>
    </style:style>
    <style:style style:name="T16" style:family="text">
      <style:text-properties style:font-name="Roboto Mono" fo:font-size="10.5pt" fo:font-style="normal" fo:font-weight="normal"/>
    </style:style>
    <style:style style:name="T17" style:family="text">
      <style:text-properties style:font-name="Roboto Mono" fo:font-size="10.5pt" fo:font-style="normal" fo:font-weight="bold"/>
    </style:style>
    <style:style style:name="T18" style:family="text">
      <style:text-properties style:font-name="Roboto Mono" fo:font-size="10.5pt" fo:font-style="normal" fo:font-weight="bold" officeooo:rsid="00322b3f"/>
    </style:style>
    <style:style style:name="T19" style:family="text">
      <style:text-properties officeooo:rsid="0033c70e"/>
    </style:style>
    <style:style style:name="T20" style:family="text">
      <style:text-properties style:font-name="Chilanka" fo:font-size="24pt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9cm" fo:min-width="0.76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439cm" fo:min-width="0.826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textarea-vertical-align="middle" draw:auto-grow-height="false" fo:min-height="1.582cm" fo:min-width="0.2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392cm" fo:min-width="0.78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1c1c1c" draw:fill="none" draw:textarea-horizontal-align="justify" draw:textarea-vertical-align="middle" draw:auto-grow-height="false" fo:min-height="1.954cm" fo:min-width="8.7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0" draw:name="Figura1" draw:style-name="gr8" draw:text-style-name="P19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" draw:style-name="gr1" draw:text-style-name="P15" svg:width="0.791cm" svg:height="0.713cm" svg:x="18.122cm" svg:y="0.081cm"><text:p text:style-name="P14"><text:span text:style-name="T20">71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5">V</text:span><text:span text:style-name="T14">enha o teu reino</text:span></text:p>
      <text:p text:style-name="P1"/>
      <text:p text:style-name="P4"/>
      <text:p text:style-name="P2"><text:bookmark text:name="cifra_tom"/><text:span text:style-name="T2">Tom</text:span><text:span text:style-name="T3">: </text:span><text:span text:style-name="Internet_20_link"><text:span text:style-name="T1">F</text:span></text:span></text:p>
      <text:p text:style-name="P3"><text:bookmark text:name="cifra_afi"/><text:bookmark text:name="cifra_capo"/></text:p>
      <text:p text:style-name="P5"><text:span text:style-name="T4">Intro </text:span><text:span text:style-name="T5">2x</text:span><text:span text:style-name="T6">: </text:span><text:span text:style-name="T7"><text:s text:c="2"/></text:span><text:span text:style-name="T8">Bb9</text:span><text:span text:style-name="T9"> <text:s/></text:span><text:span text:style-name="T8">F</text:span><text:span text:style-name="T9"> <text:s/></text:span><text:span text:style-name="T8">Dm7</text:span><text:span text:style-name="T9"> <text:s/></text:span><text:span text:style-name="T8">C9</text:span></text:p>
      <text:p text:style-name="P10"><text:s text:c="10"/></text:p>
      <text:p text:style-name="P10"/>
      <text:p text:style-name="P7"><draw:line text:anchor-type="paragraph" draw:z-index="2" draw:name="Forma2" draw:style-name="gr5" draw:text-style-name="P17" svg:x1="-0.482cm" svg:y1="11.166cm" svg:x2="-0.482cm" svg:y2="0.205cm"><text:p/></draw:line><text:span text:style-name="T13">Bb9</text:span> <text:s text:c="6"/><text:span text:style-name="T13">F</text:span> <text:s text:c="12"/><text:span text:style-name="T13">Dm7</text:span> <text:s text:c="10"/><text:span text:style-name="T13">C9</text:span> <text:s text:c="6"/><text:span text:style-name="T13">Bb9</text:span></text:p>
      <text:p text:style-name="P10"><draw:line text:anchor-type="paragraph" draw:z-index="3" draw:name="Forma3" draw:style-name="gr6" draw:text-style-name="P17" svg:x1="-0.482cm" svg:y1="-0.249cm" svg:x2="-0.143cm" svg:y2="-0.215cm"><text:p/></draw:line><text:s text:c="2"/><text:span text:style-name="T16">Nosso Pai que o Teu nome seja mantido Santo</text:span></text:p>
      <text:p text:style-name="P10"><text:s text:c="6"/><text:span text:style-name="T17">F</text:span><text:span text:style-name="T16"> <text:s text:c="8"/></text:span><text:span text:style-name="T17">C9</text:span></text:p>
      <text:p text:style-name="P7">Venha o Teu Reino</text:p>
      <text:p text:style-name="P7"/>
      <text:p text:style-name="P7"><text:span text:style-name="T13">Bb9</text:span> <text:s text:c="7"/><text:span text:style-name="T13">F</text:span> <text:s text:c="8"/><text:span text:style-name="T13">Dm7</text:span> <text:s text:c="8"/><text:span text:style-name="T13">C9</text:span> <text:s text:c="10"/><text:span text:style-name="T13">Bb9</text:span></text:p>
      <text:p text:style-name="P10"><text:s text:c="2"/><text:span text:style-name="T16">Dá-nos hoje o alimento necessário pra viver</text:span></text:p>
      <text:p text:style-name="P10"><text:s text:c="10"/><text:span text:style-name="T17">F</text:span><text:span text:style-name="T16"> <text:s text:c="4"/></text:span><text:span text:style-name="T17">C9</text:span></text:p>
      <text:p text:style-name="P7">O pão de cada dia</text:p>
      <text:p text:style-name="P11"/>
      <text:p text:style-name="P10"><text:s text:c="4"/><text:span text:style-name="T17">Bb9</text:span><text:span text:style-name="T16"> <text:s text:c="6"/></text:span><text:span text:style-name="T17">F</text:span><text:span text:style-name="T16"> <text:s text:c="6"/></text:span><text:span text:style-name="T17">Dm7</text:span><text:span text:style-name="T16"> <text:s text:c="7"/></text:span><text:span text:style-name="T17">C9</text:span></text:p>
      <text:p text:style-name="P7">Perdoa os erros Que temos cometido</text:p>
      <text:p text:style-name="P10"><text:s text:c="6"/><text:span text:style-name="T17">Bb9</text:span><text:span text:style-name="T16"> <text:s/></text:span><text:span text:style-name="T17">F</text:span><text:span text:style-name="T16"> <text:s text:c="14"/></text:span><text:span text:style-name="T17">Dm7</text:span><text:span text:style-name="T16"> <text:s text:c="3"/></text:span><text:span text:style-name="T17">C9</text:span></text:p>
      <text:p text:style-name="P7">Como perdoamos quem nos ofendeu</text:p>
      <text:p text:style-name="P7"/>
      <text:p text:style-name="P10"><text:s text:c="9"/><text:span text:style-name="T17">Bb9</text:span><text:span text:style-name="T16"> <text:s text:c="4"/></text:span><text:span text:style-name="T17">F</text:span><text:span text:style-name="T16"> <text:s text:c="6"/></text:span><text:span text:style-name="T17">Dm7</text:span><text:span text:style-name="T16"> <text:s text:c="8"/></text:span><text:span text:style-name="T17">C9</text:span></text:p>
      <text:p text:style-name="P7">Não nos deixe cair em provações severas</text:p>
      <text:p text:style-name="P10"><text:s text:c="5"/><text:span text:style-name="T17">Bb9</text:span><text:span text:style-name="T16"> <text:s text:c="3"/></text:span><text:span text:style-name="T17">F</text:span><text:span text:style-name="T16"> <text:s text:c="5"/></text:span><text:span text:style-name="T17">C9</text:span></text:p>
      <text:p text:style-name="P7">Mas livra-nos do mal</text:p>
      <text:p text:style-name="P11"><draw:custom-shape text:anchor-type="paragraph" draw:z-index="1" draw:name="Forma1_0" draw:style-name="gr7" draw:text-style-name="P18" svg:width="8.736cm" svg:height="1.955cm" svg:x="-0.143cm" svg:y="0.249cm"><text:p/><draw:enhanced-geometry svg:viewBox="0 0 21600 21600" draw:type="rectangle" draw:enhanced-path="M 0 0 L 21600 0 21600 21600 0 21600 0 0 Z N"/></draw:custom-shape></text:p>
      <text:p text:style-name="P10"><text:s text:c="13"/><text:span text:style-name="T17">Bb9</text:span><text:span text:style-name="T16"> <text:s text:c="17"/></text:span><text:span text:style-name="T17">F</text:span></text:p>
      <text:p text:style-name="P7"><draw:custom-shape text:anchor-type="char" draw:z-index="5" draw:style-name="gr4" draw:text-style-name="P15" svg:width="0.805cm" svg:height="0.415cm" svg:x="8.975cm" svg:y="0.265cm"><text:p text:style-name="P14"><text:span text:style-name="T20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Venha o Teu Reino faça a Tua vontade</text:p>
      <text:p text:style-name="P10"><text:s text:c="15"/><text:span text:style-name="T17">Am</text:span><text:span text:style-name="T18">7</text:span><text:span text:style-name="T16"> <text:s text:c="14"/></text:span><text:span text:style-name="T17">Gm</text:span><text:span text:style-name="T18">7</text:span></text:p>
      <text:p text:style-name="P7">Seja assim na Terra <text:s/>como é no céu</text:p>
      <text:p text:style-name="P9"/>
      <text:p text:style-name="P11"/>
      <text:p text:style-name="P11"><draw:line text:anchor-type="paragraph" draw:z-index="4" draw:name="Forma4" draw:style-name="gr5" draw:text-style-name="P17" svg:x1="-0.482cm" svg:y1="0.309cm" svg:x2="-0.124cm" svg:y2="0.309cm"><text:p/></draw:line><text:span text:style-name="T12">Solo1 </text:span><text:span text:style-name="T10">:</text:span><text:span text:style-name="T9"> </text:span><text:span text:style-name="T8">Bb9</text:span><text:span text:style-name="T9"> <text:s/></text:span><text:span text:style-name="T8">C9</text:span><text:span text:style-name="T9"> <text:s/></text:span><text:span text:style-name="T8">F</text:span><text:span text:style-name="T9"> <text:s/></text:span><text:span text:style-name="T8">Dm7</text:span><text:span text:style-name="T9"> <text:s/></text:span><text:span text:style-name="T8">Bb9</text:span><text:span text:style-name="T9"> <text:s/></text:span><text:span text:style-name="T8">C9</text:span><text:span text:style-name="T9"> <text:s/></text:span><text:span text:style-name="T8">F</text:span><text:span text:style-name="T9"> </text:span></text:p>
      <text:p text:style-name="P11"/>
      <text:p text:style-name="P11"><text:span text:style-name="T9">Solo</text:span><text:span text:style-name="T11">2 :</text:span><text:span text:style-name="T9"> </text:span><text:span text:style-name="T8">Gm</text:span><text:span text:style-name="T9"> <text:s text:c="2"/></text:span><text:span text:style-name="T8">Bb9</text:span><text:span text:style-name="T9"> <text:s/></text:span><text:span text:style-name="T8">Dm7</text:span><text:span text:style-name="T9"> <text:s/></text:span><text:span text:style-name="T8">C9</text:span></text:p>
      <text:p text:style-name="P8"/>
      <text:p text:style-name="P11"><draw:custom-shape text:anchor-type="paragraph" draw:z-index="6" draw:name="Forma5" draw:style-name="gr3" draw:text-style-name="P16" svg:width="0.662cm" svg:height="1.668cm" svg:x="7.973cm" svg:y="0.32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7"><text:span text:style-name="T13">Bb9</text:span> <text:s text:c="20"/><text:span text:style-name="T13">F</text:span></text:p>
      <text:p text:style-name="P10"><text:s text:c="2"/><text:span text:style-name="T16">Porque o Reino, o poder e a glória</text:span><draw:custom-shape text:anchor-type="char" draw:z-index="7" draw:style-name="gr2" draw:text-style-name="P15" svg:width="0.849cm" svg:height="0.463cm" svg:x="8.789cm" svg:y="0.026cm"><text:p text:style-name="P14"><text:span text:style-name="T20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7"><text:span text:style-name="T13">Dm7</text:span> <text:s text:c="15"/><text:span text:style-name="T13">C9</text:span></text:p>
      <text:p text:style-name="P10"><text:s text:c="3"/><text:span text:style-name="T16">São Teus para sempre</text:span></text:p>
      <text:p text:style-name="P11"/>
      <text:p text:style-name="P11"/>
      <text:p text:style-name="P10"><text:s text:c="3"/><text:span text:style-name="T17">Bb9</text:span><text:span text:style-name="T16"> <text:s/></text:span><text:span text:style-name="T17">C9</text:span><text:span text:style-name="T16"> <text:s text:c="2"/></text:span><text:span text:style-name="T17">F</text:span><text:span text:style-name="T16"> <text:s/></text:span><text:span text:style-name="T17">Dm7</text:span></text:p>
      <text:p text:style-name="P7">Amé - é - é - ém</text:p>
      <text:p text:style-name="P10"><text:s text:c="2"/><text:span text:style-name="T17">Bb9</text:span><text:span text:style-name="T16"> <text:s text:c="3"/></text:span><text:span text:style-name="T17">C9</text:span><text:span text:style-name="T16"> <text:s text:c="4"/></text:span><text:span text:style-name="T17">F</text:span></text:p>
      <text:p text:style-name="P7">Amé - é - é - ém</text:p>
      <text:p text:style-name="P10"><text:s text:c="2"/><text:span text:style-name="T17">Bb9</text:span><text:span text:style-name="T16"> <text:s text:c="2"/></text:span><text:span text:style-name="T17">C9</text:span><text:span text:style-name="T16"> <text:s/></text:span><text:span text:style-name="T17">F</text:span><text:span text:style-name="T16"> <text:s text:c="2"/></text:span><text:span text:style-name="T17">Dm7</text:span></text:p>
      <text:p text:style-name="P7">Amé - é - é - ém</text:p>
      <text:p text:style-name="P11"/>
      <text:p text:style-name="P12"><text:span text:style-name="T19">Final:</text:span> <text:span text:style-name="T13">Bb9</text:span> <text:s/><text:span text:style-name="T13">C9</text:span> <text:s text:c="2"/><text:span text:style-name="T13">F</text:span>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1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.244cm" fo:margin-right="1.26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20-10-12T20:30:02.248000000</meta:print-date>
    <dc:date>2021-08-31T19:05:31.389000000</dc:date>
    <meta:editing-cycles>69</meta:editing-cycles>
    <meta:editing-duration>P1DT9H8M31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37" meta:word-count="175" meta:character-count="1003" meta:non-whitespace-character-count="5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